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 svg:font-family="Tim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 fo:font-size="12pt" officeooo:rsid="001dc9b4" officeooo:paragraph-rsid="001dc9b4" style:font-size-asian="12pt" style:font-size-complex="12pt"/>
    </style:style>
    <style:style style:name="P2" style:family="paragraph" style:parent-style-name="Standard">
      <style:text-properties style:font-name="Time" fo:font-size="12pt" officeooo:rsid="00204f38" officeooo:paragraph-rsid="00204f38" style:font-size-asian="12pt" style:font-size-complex="12pt"/>
    </style:style>
    <style:style style:name="P3" style:family="paragraph" style:parent-style-name="Standard">
      <style:text-properties style:font-name="Time" fo:font-size="12pt" officeooo:rsid="0021e489" officeooo:paragraph-rsid="0021e489" style:font-size-asian="12pt" style:font-size-complex="12pt"/>
    </style:style>
    <style:style style:name="P4" style:family="paragraph" style:parent-style-name="Standard">
      <style:text-properties style:font-name="Time" fo:font-size="12pt" officeooo:rsid="001dc9b4" officeooo:paragraph-rsid="001dc9b4" style:font-size-asian="12pt" style:font-size-complex="12pt"/>
    </style:style>
    <style:style style:name="P5" style:family="paragraph" style:parent-style-name="Standard">
      <style:text-properties style:font-name="Time" fo:font-size="12pt" officeooo:rsid="0024b8f9" officeooo:paragraph-rsid="0024b8f9" style:font-size-asian="12pt" style:font-size-complex="12pt"/>
    </style:style>
    <style:style style:name="P6" style:family="paragraph" style:parent-style-name="Standard">
      <style:text-properties style:font-name="Time" fo:font-size="12pt" officeooo:rsid="00250bca" officeooo:paragraph-rsid="00250bca" style:font-size-asian="12pt" style:font-size-complex="12pt"/>
    </style:style>
    <style:style style:name="P7" style:family="paragraph" style:parent-style-name="Standard">
      <style:text-properties style:font-name="Time" fo:font-size="12pt" officeooo:rsid="0027dd3e" officeooo:paragraph-rsid="0027dd3e" style:font-size-asian="12pt" style:font-size-complex="12pt"/>
    </style:style>
    <style:style style:name="T1" style:family="text">
      <style:text-properties officeooo:rsid="00204f38"/>
    </style:style>
    <style:style style:name="T2" style:family="text">
      <style:text-properties officeooo:rsid="0024b8f9"/>
    </style:style>
    <style:style style:name="T3" style:family="text">
      <style:text-properties officeooo:rsid="00269303"/>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rget – average of next 5 steps.</text:p>
      <text:p text:style-name="P6">Sell if price hits marker or drops <text:span text:style-name="T3">opposite variance</text:span></text:p>
      <text:p text:style-name="P7">Sell on 6<text:span text:style-name="T4">th</text:span> step</text:p>
      <text:p text:style-name="P1"/>
      <text:p text:style-name="P1"/>
      <text:p text:style-name="P1">RSI – Relative Strength Index</text:p>
      <text:p text:style-name="P1">-<text:span text:style-name="T2">5,10,30,60 steps</text:span></text:p>
      <text:p text:style-name="P1"/>
      <text:p text:style-name="P1">0-100 indicator of overbought or oversold. Oversold indicates positive backlash. BUY. Overbought results in negative backlash SELL</text:p>
      <text:p text:style-name="P1">Often accurate?</text:p>
      <text:p text:style-name="P1"/>
      <text:p text:style-name="P1">MACD - Moving Average Convergence Divergence</text:p>
      <text:p text:style-name="P1">-<text:span text:style-name="T2">[10,30], [5,10],[2,10] steps</text:span></text:p>
      <text:p text:style-name="P1"/>
      <text:p text:style-name="P2">Exponential moving average – Same but more weight for recent points</text:p>
      <text:p text:style-name="P1">Two Moving averages, <text:span text:style-name="T1">signal line?</text:span></text:p>
      <text:p text:style-name="P1"/>
      <text:p text:style-name="P5">AVERAGE RETURNS</text:p>
      <text:p text:style-name="P5">5,10,30,60 steps</text:p>
      <text:p text:style-name="P1"/>
      <text:p text:style-name="P3">Bollinger Band</text:p>
      <text:p text:style-name="P3"/>
      <text:p text:style-name="P3">Uses Moving Average and the StDev. Times of smaller deviation means periods of higher deviation are to follow. When it hits the StDev it is more likely to rebound and go back into range. </text:p>
      <text:p text:style-name="P3"/>
      <text:p text:style-name="P3">Super Trend Indicator</text:p>
      <text:p text:style-name="P3"/>
      <text:p text:style-name="P3">Trend Direction: enter market after pullback. </text:p>
      <text:p text:style-name="P3"/>
      <text:p text:style-name="P3">Confluence</text:p>
      <text:p text:style-name="P3"/>
      <text:p text:style-name="P3">Multiple indicators to make a trade. For example using MACD and RSI in tandem. </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 svg:font-family="Tim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11:27:33.796753626</meta:creation-date>
    <meta:generator>LibreOffice/6.4.7.2$Linux_X86_64 LibreOffice_project/40$Build-2</meta:generator>
    <dc:date>2021-12-30T18:40:36.463715183</dc:date>
    <meta:editing-duration>PT22M</meta:editing-duration>
    <meta:editing-cycles>8</meta:editing-cycles>
    <meta:document-statistic meta:table-count="0" meta:image-count="0" meta:object-count="0" meta:page-count="1" meta:paragraph-count="19" meta:word-count="132" meta:character-count="853" meta:non-whitespace-character-count="734"/>
  </office:meta>
</office:document-meta>
</file>